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0c6698" officeooo:paragraph-rsid="000c6698" style:font-size-asian="17.5pt" style:font-size-complex="20pt"/>
    </style:style>
    <style:style style:name="T1" style:family="text">
      <style:text-properties officeooo:rsid="000cf3db"/>
    </style:style>
    <style:style style:name="T2" style:family="text">
      <style:text-properties officeooo:rsid="0010ca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know why I don’t want anyone… it is because I don’t need anyone. I am self sufficient. I love myself. I am the best. If I am asked that if I could change something in me, what would it be? I would say that just make me a little less perfect. So many qualities in one person are too much to handle you know. I love myself so much I blush in my presence. I prefer staying away from people broadcasting “love”. How they say love is not about you, its about the one in front of you. Its about making that person happy. That is like the joke of the millennium. You don’t need anyone. <text:span text:style-name="T1">You have to change then. Why should you change for anyone? You are who you are all by yourself why change for someone you just met. You were the first person you met and longest relations are loved most. So love yourself. I also stay away from people in a relationship. I don’t want to be the reason for them breaking up. How? You see I am so charming, graceful, elegant, gorgeous, smart, handsome, romantic, hilarious, mesmerizing and etc. <text:s/>etc. the person might fall in love with me and leave the other person. And then when I say no, what if he/she commits suicide and blames me in their suicide note. I don’t want to go to jail for my greatness.</text:span></text:p>
      <text:p text:style-name="P1"><text:tab/><text:span text:style-name="T2">But I will not call myself beautiful though. Beauty to humans is a matter of perspective. I might be beautiful to someone, might not be to someone else. But what really matters is not the way you wear your skin or the amount of it you show. Beauty comes from within. The person you are, the way you address other people who are maybe useless to you, your actions as a human describe the beauty of the piece of art that you are. The notion of “the one” is not about your perfect match it’s a fact too obvious that </text:span><text:soft-page-break/><text:span text:style-name="T2">people fail to understand. There are billions of people in the world, someone will like you and so you have the so-called ‘one’. Maybe for me there is someone but I know no one on this planet is worthy enough to have me for themselves. that’s my greatness. You will find someone though. Not everyone can be me you know. I love myself. How come I was born a human. I should have been a blue whale or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1:59:41.615363384</meta:creation-date>
    <dc:date>2018-05-19T00:08:52.318290194</dc:date>
    <meta:editing-duration>PT26M9S</meta:editing-duration>
    <meta:editing-cycles>2</meta:editing-cycles>
    <meta:generator>LibreOffice/5.1.4.2$Linux_X86_64 LibreOffice_project/10m0$Build-2</meta:generator>
    <meta:document-statistic meta:table-count="0" meta:image-count="0" meta:object-count="0" meta:page-count="2" meta:paragraph-count="2" meta:word-count="417" meta:character-count="2155" meta:non-whitespace-character-count="1738"/>
  </office:meta>
</office:document-meta>
</file>